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CECDE0CB01CABD1C.png" manifest:media-type="image/pn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1.86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3.505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fit-to-size="false" fo:min-height="11.928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style:writing-mode="rl-tb"/>
    </style:style>
    <style:style style:name="P7" style:family="paragraph">
      <style:text-properties fo:font-size="66pt" style:font-size-asian="66pt" style:font-size-complex="66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font-size="40pt" style:font-size-asian="40pt" style:font-size-complex="40pt"/>
    </style:style>
    <style:style style:name="P10" style:family="paragraph">
      <loext:graphic-properties draw:fill-color="#ffffff"/>
    </style:style>
    <style:style style:name="P11" style:family="paragraph">
      <style:paragraph-properties style:writing-mode="rl-tb"/>
      <style:text-properties fo:font-size="66pt" style:font-size-asian="66pt" style:font-size-complex="66pt"/>
    </style:style>
    <style:style style:name="P12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3" style:family="paragraph">
      <style:paragraph-properties fo:text-align="end" style:writing-mode="rl-tb"/>
      <style:text-properties fo:color="#009900" fo:font-size="40pt" style:font-size-asian="40pt" style:font-size-complex="40pt"/>
    </style:style>
    <style:style style:name="P14" style:family="paragraph">
      <style:paragraph-properties style:writing-mode="rl-tb"/>
      <style:text-properties fo:font-size="60pt" style:font-size-asian="60pt" style:font-size-complex="60pt"/>
    </style:style>
    <style:style style:name="P15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end" style:writing-mode="rl-tb"/>
      <style:text-properties fo:color="#009900" fo:font-size="54pt" style:font-size-asian="54pt" style:font-size-complex="54pt"/>
    </style:style>
    <style:style style:name="T1" style:family="text">
      <style:text-properties fo:color="#0000ff" fo:font-size="66pt" fo:font-weight="bold" style:font-size-asian="72pt" style:font-weight-asian="bold" style:font-size-complex="72pt" style:font-weight-complex="bold"/>
    </style:style>
    <style:style style:name="T2" style:family="text">
      <style:text-properties fo:color="#0000ff" fo:font-size="66pt" fo:font-weight="bold" style:font-size-asian="66pt" style:font-weight-asian="bold" style:font-size-complex="66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cc" fo:font-size="40pt" style:font-size-asian="40pt" style:font-size-complex="40pt"/>
    </style:style>
    <style:style style:name="T10" style:family="text">
      <style:text-properties fo:color="#009900" fo:font-size="40pt" style:font-size-asian="40pt" style:font-size-complex="40pt"/>
    </style:style>
    <style:style style:name="T11" style:family="text">
      <style:text-properties fo:color="#990099" fo:font-size="40pt" style:font-size-asian="40pt" style:font-size-complex="40pt"/>
    </style:style>
    <style:style style:name="T12" style:family="text">
      <style:text-properties fo:color="#990099"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990099" fo:font-size="40pt" fo:font-weight="normal" style:font-size-asian="40pt" style:font-weight-asian="normal" style:font-size-complex="40pt" style:font-weight-complex="normal"/>
    </style:style>
    <style:style style:name="T14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0000cc" fo:font-size="40pt" fo:font-weight="normal" style:font-size-asian="40pt" style:font-weight-asian="normal" style:font-size-complex="40pt" style:font-weight-complex="normal"/>
    </style:style>
    <style:style style:name="T16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8" style:family="text">
      <style:text-properties fo:color="#990099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9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0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T21" style:family="text">
      <style:text-properties fo:font-size="60pt" style:font-size-asian="60pt" style:font-size-complex="60pt"/>
    </style:style>
    <style:style style:name="T22" style:family="text">
      <style:text-properties style:use-window-font-color="true" fo:font-size="40pt" style:font-size-asian="40pt" style:font-size-complex="40pt"/>
    </style:style>
    <style:style style:name="T23" style:family="text">
      <style:text-properties fo:color="#009900" fo:font-size="32pt" style:font-size-asian="32pt" style:font-size-complex="32pt"/>
    </style:style>
    <style:style style:name="T24" style:family="text">
      <style:text-properties fo:color="#66cc00" fo:font-size="40pt" style:font-size-asian="40pt" style:font-size-complex="40pt"/>
    </style:style>
    <style:style style:name="T25" style:family="text">
      <style:text-properties fo:color="#ff0000" fo:font-size="40pt" fo:font-style="italic" style:font-size-asian="40pt" style:font-style-asian="italic" style:font-size-complex="40pt" style:font-style-complex="italic"/>
    </style:style>
    <style:style style:name="T26" style:family="text">
      <style:text-properties fo:color="#ff0000" fo:font-size="40pt" style:font-size-asian="40pt" style:font-size-complex="40pt"/>
    </style:style>
    <style:style style:name="T27" style:family="text">
      <style:text-properties fo:color="#0000cc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8" style:family="text">
      <style:text-properties fo:color="#0066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9" style:family="text">
      <style:text-properties fo:color="#0066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0" style:family="text">
      <style:text-properties fo:color="#990099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1" style:family="text">
      <style:text-properties fo:color="#0000cc"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color="#0000cc" fo:font-size="40pt" fo:font-style="italic" style:font-size-asian="40pt" style:font-style-asian="italic" style:font-size-complex="40pt" style:font-style-complex="italic"/>
    </style:style>
    <style:style style:name="T33" style:family="text">
      <style:text-properties fo:color="#006600" fo:font-size="40pt" fo:font-weight="normal" style:font-size-asian="40pt" style:font-weight-asian="normal" style:font-size-complex="40pt" style:font-weight-complex="normal"/>
    </style:style>
    <style:style style:name="T34" style:family="text">
      <style:text-properties fo:color="#ff0000" fo:font-size="40pt" fo:font-weight="normal" style:font-size-asian="40pt" style:font-weight-asian="normal" style:font-size-complex="40pt" style:font-weight-complex="normal"/>
    </style:style>
    <style:style style:name="T35" style:family="text">
      <style:text-properties fo:color="#006600" fo:font-size="32pt" fo:font-weight="normal" style:font-size-asian="32pt" style:font-weight-asian="normal" style:font-size-complex="32pt" style:font-weight-complex="normal"/>
    </style:style>
    <style:style style:name="T36" style:family="text">
      <style:text-properties fo:color="#006600" fo:font-size="40pt" style:font-size-asian="40pt" style:font-size-complex="40pt"/>
    </style:style>
    <style:style style:name="T37" style:family="text">
      <style:text-properties fo:color="#000099" fo:font-size="54pt" style:font-size-asian="54pt" style:font-size-complex="54pt"/>
    </style:style>
    <style:style style:name="T38" style:family="text">
      <style:text-properties fo:color="#ff0000" fo:font-size="54pt" style:font-size-asian="54pt" style:font-size-complex="54pt"/>
    </style:style>
    <style:style style:name="T39" style:family="text">
      <style:text-properties fo:color="#006600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21.861cm" svg:x="-0.254cm" svg:y="-0.508cm" presentation:class="title" presentation:user-transformed="true">
          <draw:text-box>
            <text:p text:style-name="P1"><text:span text:style-name="T1">אתריום וחוזים חכמים</text:span><text:span text:style-name="T2"><text:line-break/></text:span><text:span text:style-name="T2">Ethereum and</text:span><text:span text:style-name="T2"><text:line-break/></text:span><text:span text:style-name="T2">Smart Contracts</text:span><text:span text:style-name="T2"><text:line-break/></text:span><text:span text:style-name="T2"><text:line-break/></text:span><text:span text:style-name="T3">אראל סגל-הלוי</text:span><text:span text:style-name="T3"><text:line-break/></text:span><text:span text:style-name="T3"><text:line-break/></text:span><text:span text:style-name="T4">מקורות:</text:span><text:span text:style-name="T4"><text:line-break/></text:span><text:span text:style-name="T5"><text:a xlink:href="https://github.com/ethereum/wiki/wiki/White-Paper" xlink:type="simple">Ethereum White Paper / Vitalik Buterin, 2015</text:a></text:span><text:span text:style-name="T5"><text:line-break/></text:span><text:span text:style-name="T6"><text:a xlink:href="https://blockgeeks.com/guides/smart-contracts/" xlink:type="simple">Smart Contracts: The Technology that will Replace Lawyers</text:a></text:span><text:span text:style-name="T3"><text:line-break/></text:span><text:span text:style-name="T3"/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2cm" svg:height="3.505cm" svg:x="1.4cm" svg:y="0cm" presentation:class="title" presentation:user-transformed="true">
          <draw:text-box>
            <text:p text:style-name="P6"><text:span text:style-name="T7">שרשראות בלוקים</text:span></text:p>
          </draw:text-box>
        </draw:frame>
        <draw:frame presentation:style-name="pr4" draw:text-style-name="P9" draw:layer="layout" svg:width="26.67cm" svg:height="16.657cm" svg:x="0.762cm" svg:y="4.342cm" presentation:class="outline" presentation:user-transformed="true">
          <draw:text-box>
            <text:p text:style-name="P8"><text:span text:style-name="T8">המצאת הביטקוין הביאה לעולם שני חידושים:</text:span></text:p>
            <text:list text:style-name="L2">
              <text:list-item>
                <text:p text:style-name="P8"><text:span text:style-name="T9">מטבע מבוזר – לא תלוי בממשלה או בבנק.</text:span></text:p>
              </text:list-item>
              <text:list-item>
                <text:p text:style-name="P8"><text:span text:style-name="T10">הסכמה מבוזרת על סדר-אירועים. </text:span></text:p>
              </text:list-item>
            </text:list>
            <text:p text:style-name="P8"><text:span text:style-name="T9">בעבר התלהבו בעיקר מהחידוש הראשון;</text:span></text:p>
            <text:p text:style-name="P8"><text:span text:style-name="T10">היום מתלהבים יותר מהחידוש השני. שרשרת הבלוקים מאפשרת להסכים על אירועים ולבצע פעולות רבות שאינן קשורות דווקא למטבעות.</text:span></text:p>
            <text:p text:style-name="P8"><text:span text:style-name="T11">זה הרעיון מאחרי מערכת </text:span><text:span text:style-name="T12">אתריום</text:span><text:span text:style-name="T13"> (</text:span><text:span text:style-name="T13">Ethereum</text:span><text:span text:style-name="T13">)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</text:span></text:p>
          </draw:text-box>
        </draw:frame>
        <draw:frame presentation:style-name="pr6" draw:text-style-name="P12" draw:layer="layout" svg:width="28.194cm" svg:height="17.494cm" svg:x="0cm" svg:y="3.505cm" presentation:class="outline" presentation:user-transformed="true">
          <draw:text-box>
            <text:list text:style-name="L2">
              <text:list-item>
                <text:p text:style-name="P8"><text:span text:style-name="T9">כיום, כדי לאכוף חוזה, דרוש גוף מרכזי.</text:span></text:p>
              </text:list-item>
              <text:list-item>
                <text:p text:style-name="P8"><text:span text:style-name="T9">מערכת </text:span><text:span text:style-name="T14">אתריום </text:span><text:span text:style-name="T15">היא מערכת שבה אפשר לכתוב </text:span><text:span text:style-name="T14">חוזים חכמים </text:span><text:span text:style-name="T15">– חוזים ניתנים לתיכנות. המערכת תאכוף אוטומטית ע”י ביצוע הקוד.</text:span></text:p>
              </text:list-item>
              <text:list-item>
                <text:p text:style-name="P8"><text:span text:style-name="T16">דוגמה</text:span><text:span text:style-name="T17">: מכירת יצירת-אומנות במכרז מחיר ראשון.</text:span></text:p>
                <text:list>
                  <text:list-item>
                    <text:p text:style-name="P8"><text:span text:style-name="T17">כל משתתף שולח את הכסף לחוזה החכם.</text:span></text:p>
                  </text:list-item>
                  <text:list-item>
                    <text:p text:style-name="P8"><text:span text:style-name="T17">החוזה מחשב מקסימום ומגלה מי הזוכה.</text:span></text:p>
                  </text:list-item>
                  <text:list-item>
                    <text:p text:style-name="P8"><text:span text:style-name="T17">החוזה מחזיר את הכסף למפסידים.</text:span></text:p>
                  </text:list-item>
                </text:list>
              </text:list-item>
            </text:list>
            <text:p text:style-name="P8"><text:span text:style-name="T18"><text:a xlink:href="https://www.ccn.com/crypto-auction-5-6-million-andy-warhol-art-to-be-sold-via-ethereum-blockchain/" xlink:type="simple">מכרז כזה אכן יתקיים ב-20/6/2018</text:a></text:span><text:span text:style-name="T18">!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p text:style-name="P8"><text:span text:style-name="T19">דוגמאות נוספות</text:span><text:span text:style-name="T20">:</text:span></text:p>
            <text:list text:style-name="L2">
              <text:list-item>
                <text:p text:style-name="P8"><text:span text:style-name="T17">משחקים על כסף - "אבן נייר ומספריים”.</text:span></text:p>
                <text:list>
                  <text:list-item>
                    <text:p text:style-name="P8"><text:span text:style-name="T17">שני השחקנים מפקידים כסף ובוחרים פעולה;</text:span></text:p>
                  </text:list-item>
                  <text:list-item>
                    <text:p text:style-name="P8"><text:span text:style-name="T17">החוזה מחליט מי מנצח ושולח את הכסף.</text:span></text:p>
                  </text:list-item>
                </text:list>
              </text:list-item>
              <text:list-item>
                <text:p text:style-name="P8"><text:span text:style-name="T13">ביטוח שער מטבע-חוץ.</text:span></text:p>
                <text:list>
                  <text:list-item>
                    <text:p text:style-name="P8"><text:span text:style-name="T13">אם השער עולה/יורד, הלקוח מקבל כסף מיידית.</text:span></text:p>
                  </text:list-item>
                </text:list>
              </text:list-item>
              <text:list-item>
                <text:p text:style-name="P8"><text:span text:style-name="T15">שכירת חדר ב </text:span><text:span text:style-name="T15">AirBnB</text:span><text:span text:style-name="T15"> – עם מפתח דיגיטלי.</text:span></text:p>
                <text:list>
                  <text:list-item>
                    <text:p text:style-name="P8"><text:span text:style-name="T15">החוזה מקבל מפתח מהמשכיר וכסף מהשוכר;</text:span></text:p>
                  </text:list-item>
                  <text:list-item>
                    <text:p text:style-name="P8"><text:span text:style-name="T15">החוזה שולח מפתח לשוכר וכסף למשכיר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8.002cm" svg:height="3.505cm" svg:x="0cm" svg:y="0cm" presentation:class="title" presentation:user-transformed="true">
          <draw:text-box>
            <text:p text:style-name="P6"><text:span text:style-name="T21">מכונת אתריום וירטואלית - </text:span><text:span text:style-name="T21">EVM</text:span></text:p>
          </draw:text-box>
        </draw:frame>
        <draw:frame presentation:style-name="pr6" draw:text-style-name="P13" draw:layer="layout" svg:width="26.924cm" svg:height="17.494cm" svg:x="0.508cm" svg:y="3.505cm" presentation:class="outline" presentation:user-transformed="true">
          <draw:text-box>
            <text:list text:style-name="L2">
              <text:list-item>
                <text:p text:style-name="P8"><text:span text:style-name="T8">המושג הבסיסי - </text:span><text:span text:style-name="T3">חשבון </text:span><text:span text:style-name="T8">(</text:span><text:span text:style-name="T8">accout</text:span><text:span text:style-name="T8">):</text:span></text:p>
                <text:list>
                  <text:list-item>
                    <text:p text:style-name="P8"><text:span text:style-name="T9">חשבון בבעלות חיצונית (בד"כ בבעלות אדם) - </text:span><text:span text:style-name="T9">Externally-Owned Account</text:span><text:span text:style-name="T9">.</text:span></text:p>
                  </text:list-item>
                  <text:list-item>
                    <text:p text:style-name="P8"><text:span text:style-name="T11">חשבון של חוזה – </text:span><text:span text:style-name="T11">Contract account</text:span><text:span text:style-name="T11"> – מייצג חוזה חכם בתוך המערכת. <text:s text:c="2"/>כולל </text:span><text:span text:style-name="T12">קוד</text:span><text:span text:style-name="T11"> ו</text:span><text:span text:style-name="T12">זיכרון</text:span><text:span text:style-name="T11">.</text:span></text:p>
                  </text:list-item>
                </text:list>
              </text:list-item>
              <text:list-item>
                <text:p text:style-name="P8"><text:span text:style-name="T22">לכל חשבון, חיצוני או חוזה, יש </text:span><text:span text:style-name="T19">יתרה</text:span><text:span text:style-name="T22"> ו</text:span><text:span text:style-name="T19">כתובת</text:span><text:span text:style-name="T22">.</text:span></text:p>
                <text:list>
                  <text:list-item>
                    <text:p text:style-name="P8"><text:span text:style-name="T10">היתרה היא במטבע הנקרא </text:span><text:span text:style-name="T16">אֶתֶר </text:span><text:span text:style-name="T10">(</text:span><text:span text:style-name="T10">Ether</text:span><text:span text:style-name="T10">).</text:span></text:p>
                    <text:list>
                      <text:list-item>
                        <text:p text:style-name="P8"><text:span text:style-name="T23">אתר = </text:span><text:span text:style-name="T23">1000</text:span><text:span text:style-name="T23"> פיני (</text:span><text:span text:style-name="T23">Finney</text:span><text:span text:style-name="T23">) = </text:span><text:span text:style-name="T23">1e9</text:span><text:span text:style-name="T23"> גיגה-וויי (</text:span><text:span text:style-name="T23">gwei</text:span><text:span text:style-name="T23">).</text:span></text:p>
                      </text:list-item>
                    </text:list>
                  </text:list-item>
                  <text:list-item>
                    <text:p text:style-name="P8"><text:span text:style-name="T24">הכתובת מאפשרת לקבל אֶתֶר והודעות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8.002cm" svg:height="3.505cm" svg:x="0cm" svg:y="0cm" presentation:class="title" presentation:user-transformed="true">
          <draw:text-box>
            <text:p text:style-name="P6"><text:span text:style-name="T21">מכונת אתריום וירטואלית – מצב</text:span></text:p>
          </draw:text-box>
        </draw:frame>
        <draw:frame presentation:style-name="pr6" draw:text-style-name="P15" draw:layer="layout" svg:width="27.178cm" svg:height="17.494cm" svg:x="0.508cm" svg:y="3.505cm" presentation:class="outline" presentation:user-transformed="true">
          <draw:text-box>
            <text:p text:style-name="P8"><text:span text:style-name="T22">ה</text:span><text:span text:style-name="T19">מצב</text:span><text:span text:style-name="T22"> של ה-</text:span><text:span text:style-name="T22">EVM</text:span><text:span text:style-name="T22">, בכל רגע נתון, כולל את:</text:span></text:p>
            <text:list text:style-name="L2">
              <text:list-item>
                <text:p text:style-name="P8"><text:span text:style-name="T10">היתרה של כל החשבונות במערכת;</text:span></text:p>
              </text:list-item>
              <text:list-item>
                <text:p text:style-name="P8"><text:span text:style-name="T9">הקוד והזיכרון של כל החוזים החכמים.</text:span></text:p>
              </text:list-item>
            </text:list>
            <text:p text:style-name="P8"><text:span text:style-name="T11">המצב של ה-</text:span><text:span text:style-name="T11">EVM</text:span><text:span text:style-name="T11"> נשמר בשרשרת הבלוקים.</text:span></text:p>
            <text:p text:style-name="P8"><text:span text:style-name="T11">כל כורֶה המעוניין להשתתף ברשת אתריום, צריך להוריד את כל שרשרת הבלוקים, לבצע את כל הקוד, ולחשב את המצב הנוכחי של ה-</text:span><text:span text:style-name="T11">EVM</text:span><text:span text:style-name="T11">.</text:span></text:p>
            <text:p text:style-name="P8"><text:span text:style-name="T25">מי משלם את עלויות ההרצה של כל הקוד הזה?</text:span></text:p>
            <text:p text:style-name="P8"><text:span text:style-name="T26"/></text:p>
          </draw:text-box>
        </draw:fram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8.002cm" svg:height="3.505cm" svg:x="0cm" svg:y="0cm" presentation:class="title" presentation:user-transformed="true">
          <draw:text-box>
            <text:p text:style-name="P6"><text:span text:style-name="T21">מכונת אתריום וירטואלית – דֶלֶק</text:span></text:p>
          </draw:text-box>
        </draw:frame>
        <draw:frame presentation:style-name="pr6" draw:text-style-name="P12" draw:layer="layout" svg:width="27.178cm" svg:height="17.494cm" svg:x="0.508cm" svg:y="3.505cm" presentation:class="outline" presentation:user-transformed="true">
          <draw:text-box>
            <text:list text:style-name="L2">
              <text:list-item>
                <text:p text:style-name="P8"><text:span text:style-name="T9">כל פעולה שמריצה קוד, צורכת "דלק” (</text:span><text:span text:style-name="T9">gas</text:span><text:span text:style-name="T9">).</text:span></text:p>
                <text:list>
                  <text:list-item>
                    <text:p text:style-name="P8"><text:span text:style-name="T9">לכל פ</text:span><text:span text:style-name="T9"><text:tab/></text:span><text:span text:style-name="T9">עולה בשפת </text:span><text:span text:style-name="T9">EVM</text:span><text:span text:style-name="T9"> יש "צריכת דלק”.</text:span></text:p>
                  </text:list-item>
                  <text:list-item>
                    <text:p text:style-name="P8"><text:span text:style-name="T9">צריכת-דלק של עסקה = </text:span><text:span text:style-name="T9">21000</text:span><text:span text:style-name="T9">.</text:span></text:p>
                  </text:list-item>
                  <text:list-item>
                    <text:p text:style-name="P8"><text:span text:style-name="T9">צריכת-דלק של כל בייט נוסף בעסקה = </text:span><text:span text:style-name="T9">68</text:span><text:span text:style-name="T9">.</text:span></text:p>
                  </text:list-item>
                </text:list>
              </text:list-item>
              <text:list-item>
                <text:p text:style-name="P8"><text:span text:style-name="T10">כששולחים פעולה לביצוע, צריך להגדיר כמות דלק מקסימלית ותשלום לכל יחידת דלק.</text:span></text:p>
                <text:list>
                  <text:list-item>
                    <text:p text:style-name="P8"><text:span text:style-name="T10">מחיר-השוק של דלק כיום: </text:span><text:span text:style-name="T10">4</text:span><text:span text:style-name="T10"> גִיגָוֶויי (ננו-אתר).</text:span></text:p>
                  </text:list-item>
                </text:list>
              </text:list-item>
              <text:list-item>
                <text:p text:style-name="P8"><text:span text:style-name="T11">כשהדלק נגמר – הביצוע נפסק.</text:span></text:p>
                <text:list>
                  <text:list-item>
                    <text:p text:style-name="P8"><text:span text:style-name="T11">היתרון: לולאה אינסופית לא תתקע את הרשת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 – איך מתחילים?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15">מתקינים תוכנת </text:span><text:span text:style-name="T14">ארנק</text:span><text:span text:style-name="T15"> – תוכנה המנהלת מפתחות פרטיים וציבוריים, שולחת עיסקאות וכו’ - למשל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27">ארנק על המחשב המקומי – </text:span><text:span text:style-name="T27">MyEtherWallet</text:span></text:p>
                      </text:list-item>
                      <text:list-item>
                        <text:p text:style-name="P8"><text:span text:style-name="T27">תוסף לדפדפן כרום - </text:span><text:span text:style-name="T27">MetaMask</text:span><text:span text:style-name="T27">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28">פותחים חשבון אחד או יותר דרך הארנק.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29">חשבון = זוג מפתחות. נשמר מקומית בלבד!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30">משיגים קצת אֶתֶר – למשל דרך "ברז” של רשת-ניסוי כלשה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 – איך מתכנתים?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9"><text:s/>כותבים קוד בשפה ייעודית כלשהי כגון:</text:span><text:span text:style-name="T9"><text:line-break/></text:span><text:span text:style-name="T9"> <text:s text:c="3"/>* </text:span><text:span text:style-name="T14">Solidity</text:span><text:span text:style-name="T15"> – דמויית ג’אבה</text:span><text:span text:style-name="T31"> (ראו דוגמאות בתיקיה </text:span><text:span text:style-name="T31">smart-contracts</text:span><text:span text:style-name="T31">)</text:span><text:span text:style-name="T15">;</text:span><text:span text:style-name="T14"><text:line-break/></text:span><text:span text:style-name="T14"> <text:s text:c="3"/>* </text:span><text:span text:style-name="T14">Serpent</text:span><text:span text:style-name="T15"> – דמויית פייתון.</text:span></text:p>
              </text:list-item>
              <text:list-item>
                <text:p text:style-name="P8"><text:span text:style-name="T17"><text:s/>מקמפלים לשפת-המכונה של ה-</text:span><text:span text:style-name="T17">EVM</text:span><text:span text:style-name="T17">:</text:span><text:span text:style-name="T17"><text:line-break/></text:span><text:span text:style-name="T17"> <text:s text:c="3"/>* על מחשב מקומי – </text:span><text:span text:style-name="T17">solc</text:span><text:span text:style-name="T17"> – מסובך;</text:span><text:span text:style-name="T17"><text:line-break/></text:span><text:span text:style-name="T17"> <text:s text:c="3"/>* בדפדפן – </text:span><text:span text:style-name="T17">remix.ethereum.org</text:span><text:span text:style-name="T17"> – פשוט.</text:span></text:p>
              </text:list-item>
              <text:list-item>
                <text:p text:style-name="P8"><text:span text:style-name="T13"><text:s/>שולחים את החוזה המקומפל לרשת אתריום.</text:span><text:span text:style-name="T13"><text:line-break/></text:span><text:span text:style-name="T13"> <text:s text:c="3"/>* דרך </text:span><text:span text:style-name="T13">MetaMask</text:span><text:span text:style-name="T13"> – כמו כל עיסקה אחרת.</text:span><text:span text:style-name="T13"><text:line-break/></text:span><text:span text:style-name="T13"> <text:s text:c="3"/>* מרגע שהחוזה נשלח – הוא לא ניתן לשינוי!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 – איך מפעילים?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9"><text:s/>שולחים לכל המשתמשים את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32"><text:s/>קוד-המקור של החוזה;</text:span></text:p>
                      </text:list-item>
                      <text:list-item>
                        <text:p text:style-name="P8"><text:span text:style-name="T32"><text:s/>הכתובת שבה החוזה נמצא ברשת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17"><text:s/>כל משתמש יכול דרך </text:span><text:span text:style-name="T17">remix</text:span><text:span text:style-name="T17">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17"><text:s/>לקמפל את החוזה;</text:span></text:p>
                      </text:list-item>
                      <text:list-item>
                        <text:p text:style-name="P8"><text:span text:style-name="T17"><text:s/>להתחבר לחוזה הקיים;</text:span></text:p>
                      </text:list-item>
                      <text:list-item>
                        <text:p text:style-name="P8"><text:span text:style-name="T17"><text:s/>להפעיל את השיטות הציבוריות של החוזה;</text:span></text:p>
                      </text:list-item>
                      <text:list-item>
                        <text:p text:style-name="P8"><text:span text:style-name="T17"><text:s/>לראות את המשתנים הציבוריים של החוזה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13"><text:s/>החוזה יכול לצבור כסף ולשלם כסף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 – דוגמאות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15">hello1.sol</text:span><text:span text:style-name="T15">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15">המילה </text:span><text:span text:style-name="T15">contract</text:span><text:span text:style-name="T15"> – חוזה (כמו מחלקה).</text:span></text:p>
                      </text:list-item>
                      <text:list-item>
                        <text:p text:style-name="P8"><text:span text:style-name="T15">המילים </text:span><text:span text:style-name="T15">function, public, pure, returns</text:span></text:p>
                      </text:list-item>
                      <text:list-item>
                        <text:p text:style-name="P8"><text:span text:style-name="T15">הסוג </text:span><text:span text:style-name="T15">bytes3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33">hello2.sol</text:span><text:span text:style-name="T33">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33">שדות, שיטות משנות, שיטות מסוג </text:span><text:span text:style-name="T33">view</text:span></text:p>
                      </text:list-item>
                      <text:list-item>
                        <text:p text:style-name="P8"><text:span text:style-name="T33">הסוג </text:span><text:span text:style-name="T33">string</text:span></text:p>
                      </text:list-item>
                      <text:list-item>
                        <text:p text:style-name="P8"><text:span text:style-name="T33">event, em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אבן נייר ומספריים – </text:span><text:span text:style-name="T7">rps.sol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p text:style-name="P8"><text:span text:style-name="T15">משחק לשני שחקנים על שרשרת הבלוקים.</text:span></text:p>
            <text:list text:style-name="L1">
              <text:list-item>
                <text:p text:style-name="P8"><text:span text:style-name="T15">שחקן א מגיע, משלם </text:span><text:span text:style-name="T15">100</text:span><text:span text:style-name="T15"> פיני, ובוחר </text:span><text:span text:style-name="T15">rock/paper/scissors</text:span><text:span text:style-name="T15">.</text:span></text:p>
              </text:list-item>
              <text:list-item>
                <text:p text:style-name="P8"><text:span text:style-name="T15">שחקן ב מגיע, משלם </text:span><text:span text:style-name="T15">100</text:span><text:span text:style-name="T15"> פיני, ובוחר </text:span><text:span text:style-name="T15">rock/paper/scissors</text:span><text:span text:style-name="T15">.</text:span></text:p>
              </text:list-item>
              <text:list-item>
                <text:p text:style-name="P8"><text:span text:style-name="T15">המנצח מקבל </text:span><text:span text:style-name="T15">180</text:span><text:span text:style-name="T15"> פיני; החוזה מרויח </text:span><text:span text:style-name="T15">20</text:span><text:span text:style-name="T15">.</text:span></text:p>
              </text:list-item>
              <text:list-item>
                <text:p text:style-name="P8"><text:span text:style-name="T15">במקרה של תיקו, כל שחקן מקבל </text:span><text:span text:style-name="T15">90</text:span><text:span text:style-name="T15">.</text:span></text:p>
              </text:list-item>
              <text:list-item>
                <text:p text:style-name="P8"><text:span text:style-name="T15">במקרה של קלט לא חוקי, כל שחקן מקבל </text:span><text:span text:style-name="T15">80</text:span><text:span text:style-name="T15">.</text:span></text:p>
              </text:list-item>
            </text:list>
            <text:p text:style-name="P8"><text:span text:style-name="T15"/></text:p>
          </draw:text-box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אבן נייר ומספריים – בעיות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p xml:id="id1" text:id="id1" text:style-name="P8"><text:span text:style-name="T34">בעיה א: שחקן </text:span><text:span text:style-name="T34">2</text:span><text:span text:style-name="T34"> יכול לראות את בחירת שחקן </text:span><text:span text:style-name="T34">1</text:span><text:span text:style-name="T34">!</text:span></text:p>
            <text:list text:style-name="L1">
              <text:list-item>
                <text:p xml:id="id2" text:id="id2" text:style-name="P8"><text:span text:style-name="T33">פתרון: להפוך את המשתנים לפרטיים</text:span><text:span text:style-name="T35"> (ברירת המחדל)</text:span><text:span text:style-name="T33">.</text:span></text:p>
              </text:list-item>
            </text:list>
            <text:p xml:id="id3" text:id="id3" text:style-name="P8"><text:span text:style-name="T34">-- זה לא מספיק – כל המידע גלוי על השרשרת!</text:span></text:p>
            <text:list text:style-name="L5">
              <text:list-item>
                <text:p xml:id="id4" text:id="id4" text:style-name="P8"><text:span text:style-name="T33">פתרון מתקדם: להשתמש ב-</text:span><text:span text:style-name="T33">hash</text:span><text:span text:style-name="T33">.</text:span></text:p>
                <text:list>
                  <text:list-item>
                    <text:p xml:id="id5" text:id="id5" text:style-name="P8"><text:span text:style-name="T33">שחקן </text:span><text:span text:style-name="T33">1</text:span><text:span text:style-name="T33"> שולח </text:span><text:span text:style-name="T33">SHA256(choice_1)</text:span></text:p>
                  </text:list-item>
                </text:list>
              </text:list-item>
            </text:list>
            <text:list text:style-name="L2">
              <text:list-item>
                <text:p xml:id="id6" text:id="id6" text:style-name="P8"><text:span text:style-name="T33">שחקן </text:span><text:span text:style-name="T33">2</text:span><text:span text:style-name="T33"> שולח </text:span><text:span text:style-name="T33">SHA256(choice_2)</text:span></text:p>
              </text:list-item>
              <text:list-item>
                <text:p xml:id="id7" text:id="id7" text:style-name="P8"><text:span text:style-name="T33">שחקן </text:span><text:span text:style-name="T33">j</text:span><text:span text:style-name="T33"> שולח </text:span><text:span text:style-name="T33">choice_j</text:span><text:span text:style-name="T33">.</text:span></text:p>
              </text:list-item>
              <text:list-item>
                <text:p xml:id="id8" text:id="id8" text:style-name="P8"><text:span text:style-name="T33">החוזה מאמת שה-</text:span><text:span text:style-name="T33">hash</text:span><text:span text:style-name="T33"> זהה לקלט הראשון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אבן נייר ומספריים – תמריצים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p xml:id="id9" text:id="id9" text:style-name="P8"><text:span text:style-name="T34">בעיה ב: שחקן </text:span><text:span text:style-name="T34">2</text:span><text:span text:style-name="T34"> רואה את הבחירה של שחקן </text:span><text:span text:style-name="T34">1</text:span><text:span text:style-name="T34">, מבין שהפסיד, ואין לו מוטיבציה לשלוח את הבחירה שלו!</text:span></text:p>
            <text:list text:style-name="L1">
              <text:list-item>
                <text:p xml:id="id10" text:id="id10" text:style-name="P8"><text:span text:style-name="T33">פתרון: לתת "פרס ניחומים” למפסיד אם שלח תוך זמן סביר. <text:s/></text:span></text:p>
              </text:list-item>
              <text:list-item>
                <text:p xml:id="id11" text:id="id11" text:style-name="P8"><text:span text:style-name="T33">הפרס צריך לכסות את מחיר הגז של השליחה.</text:span></text:p>
              </text:list-item>
            </text:list>
            <text:p xml:id="id12" text:id="id12" text:style-name="P8"><text:span text:style-name="T3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 - סיכונים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p xml:id="id13" text:id="id13" text:style-name="P8"><text:span text:style-name="T26">באג בקוד של חוזה חכם, גלוי מייד לכל העולם, ויכול לעלות הרבה מאד כסף.</text:span></text:p>
            <text:list text:style-name="L2">
              <text:list-item>
                <text:p text:style-name="P8"><text:span text:style-name="T11">דוגמה: </text:span><text:span text:style-name="T11">TheDAO</text:span><text:span text:style-name="T11"> – ארגון מבוזר שהפסיד </text:span><text:span text:style-name="T11">50</text:span><text:span text:style-name="T11"> מיליון דולר, בגלל באג בקוד שאיפשר לאנשים למשוך את אותו סכום פעמיים.</text:span></text:p>
                <text:list>
                  <text:list-item>
                    <text:p text:style-name="P8"><text:span text:style-name="T11">הבאג גרם לפיצול בקהילת אתריום: הרוב תמכו בביטול עיסקאות הגניבה; מעטים תמכו בעיקרון "הקוד הוא החוק” והתפצלו ל”אתריום קלאסיק”.</text:span></text:p>
                  </text:list-item>
                </text:list>
              </text:list-item>
              <text:list-item>
                <text:p text:style-name="P8"><text:span text:style-name="T36">פתרונות: הקפדה על כללי הנדסת תוכנה, בדיקות, קריאת קוד. <text:s/>שימוש בכלי הוכחה ואימות קוד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 - אתגרים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p xml:id="id14" text:id="id14" text:style-name="P8"><text:span text:style-name="T26">חוזים חכמים המסתמכים על אירועים חיצוניים צריכים לקבל מידע על העולם החיצון. <text:s/>למשל:</text:span></text:p>
            <text:list text:style-name="L2">
              <text:list-item>
                <text:p text:style-name="P8"><text:span text:style-name="T11">חוזה ביטוח דירה – צריך לדעת אם הדירה נשרפה.</text:span></text:p>
              </text:list-item>
              <text:list-item>
                <text:p text:style-name="P8"><text:span text:style-name="T11">חוזה השכרת דירה – צריך לדעת אם הדייר נכנס.</text:span></text:p>
              </text:list-item>
            </text:list>
            <text:p text:style-name="P8"><text:span text:style-name="T36">פתרונות:</text:span></text:p>
            <text:list text:continue-numbering="true" text:style-name="L2">
              <text:list-item>
                <text:p text:style-name="P8"><text:span text:style-name="T36">חיישנים חכמים עם חשבון באתריום.</text:span></text:p>
              </text:list-item>
              <text:list-item>
                <text:p text:style-name="P8"><text:span text:style-name="T36">מנעולים חכמים.</text:span></text:p>
              </text:list-item>
            </text:list>
            <text:p text:style-name="P8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 - סיכום</text:span></text:p>
          </draw:text-box>
        </draw:frame>
        <draw:frame presentation:style-name="pr6" draw:text-style-name="P17" draw:layer="layout" svg:width="28.002cm" svg:height="17.494cm" svg:x="0cm" svg:y="3.505cm" presentation:class="outline" presentation:user-transformed="true">
          <draw:text-box>
            <text:p xml:id="id15" text:id="id15" text:style-name="P8"><text:span text:style-name="T37">הנושא בחזית המחקר.</text:span></text:p>
            <text:list text:style-name="L2">
              <text:list-item>
                <text:p text:style-name="P8"><text:span text:style-name="T38">המון אתגרים:</text:span></text:p>
                <text:list>
                  <text:list-item>
                    <text:p text:style-name="P8"><text:span text:style-name="T38">אתגרי הנדסת תוכנה;</text:span></text:p>
                  </text:list-item>
                  <text:list-item>
                    <text:p text:style-name="P8"><text:span text:style-name="T38">אתגרי תמריצים;</text:span></text:p>
                  </text:list-item>
                  <text:list-item>
                    <text:p text:style-name="P8"><text:span text:style-name="T38">אתגרי חומרה.</text:span></text:p>
                  </text:list-item>
                </text:list>
              </text:list-item>
              <text:list-item>
                <text:p text:style-name="P8"><text:span text:style-name="T39">המון אפשרויות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9cm" svg:height="10.476cm" svg:x="3.81cm" svg:y="2.123cm" draw:page-number="1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mall_20_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12">12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1029</meta:editing-cycles>
    <dc:date>2018-06-12T23:39:29.221542258</dc:date>
    <meta:editing-duration>P9DT7H56M26S</meta:editing-duration>
    <meta:generator>LibreOffice/5.1.6.2$Linux_X86_64 LibreOffice_project/10m0$Build-2</meta:generator>
    <meta:document-statistic meta:object-count="11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